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ircle draw:style-name="gr1" draw:text-style-name="P2" draw:layer="layout" svg:width="0.762cm" svg:height="0.762cm" svg:x="5.969cm" svg:y="8.805cm">
          <text:p text:style-name="P1">S</text:p>
        </draw:circle>
        <draw:circle draw:style-name="gr1" draw:text-style-name="P2" draw:layer="layout" svg:width="0.762cm" svg:height="0.762cm" svg:x="9.017cm" svg:y="8.805cm">
          <text:p text:style-name="P1">I</text:p>
        </draw:circle>
        <draw:frame draw:style-name="gr2" draw:layer="layout" svg:width="1.001cm" svg:height="1.028cm" svg:x="7.339cm" svg:y="8.0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99cm" svg:height="0.487cm" svg:x="7.438cm" svg:y="9.36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3" draw:text-style-name="P2" draw:layer="layout" svg:x1="6.682cm" svg:y1="8.981cm" svg:x2="9.06cm" svg:y2="8.981cm">
          <text:p/>
        </draw:line>
        <draw:line draw:style-name="gr3" draw:text-style-name="P2" draw:layer="layout" svg:x1="9.046cm" svg:y1="9.369cm" svg:x2="6.689cm" svg:y2="9.3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initial-creator>Julien Arino</meta:initial-creator>
    <meta:creation-date>2007-02-01T12:45:29</meta:creation-date>
    <dc:creator>Julien Arino</dc:creator>
    <dc:date>2008-03-22T17:49:38</dc:date>
    <meta:editing-cycles>5</meta:editing-cycles>
    <meta:editing-duration>PT14M54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β</math:mo>
      <math:mfrac>
        <math:mi math:fontstyle="italic">SI</math:mi>
        <math:mi>N</math:mi>
      </math:mfrac>
    </math:mrow>
    <math:annotation math:encoding="StarMath 5.0">%beta SI over N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o math:stretchy="false"></math:mo>
        <math:mi>t</math:mi>
        <math:mo math:stretchy="false"></math:mo>
      </math:mrow>
    </math:mrow>
    <math:annotation math:encoding="StarMath 5.0">P(t)</math:annotation>
  </math:semantics>
</math:math>
</file>